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4"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5"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8"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3"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2">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p>
      <text:p text:style-name="P2">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p>
      <text:list xml:id="list1007100057" text:style-name="L1">
        <text:list-item>
          <text:p text:style-name="P6">Сохранность (если у вас испортится компьютер, то вся история изменения вашего файла останется на сервере)</text:p>
        </text:list-item>
        <text:list-item>
          <text:p text:style-name="P6">Возможность одновременной работы над одним файлом нескольких людей.</text:p>
        </text:list-item>
      </text:list>
      <text:p text:style-name="P2">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p>
      <text:p text:style-name="P2">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p>
      <text:p text:style-name="P2">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1246566757" text:style-name="L2">
        <text:list-item>
          <text:p text:style-name="P7">Мы доверили Git’у следить за нашей рабочей папкой.</text:p>
        </text:list-item>
        <text:list-item>
          <text:p text:style-name="P7">В папке есть текстовый файл, в котором идёт работа.</text:p>
        </text:list-item>
        <text:list-item>
          <text:p text:style-name="P7">Периодически мы забираем изменения других сотрудников в этом файле (команда pull).</text:p>
        </text:list-item>
        <text:list-item>
          <text:p text:style-name="P7">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text:h text:style-name="P3" text:outline-level="1"><text:bookmark text:name="Gitдляновичка-Глава2.Удалённыйрепозиторий,которыйниктонеудалял"/>Глава 2. Удалённый репозиторий, который никто не удалял</text:h>
      <text:p text:style-name="P1"><text:span text:style-name="T1">То, куда Git сохраняет ваш файл после каждого коммита, называют локальным репозиторием. Он находится на вашем компьютере (потому и “локальный”). Выше мы говорили, что команда push посылает ваши коммиты на сервер. Так вот, в Git не очень правильно говорить “сервер”- правильнее называть это “удалённым репозиторием”. “Удалённый” - не потому, что его кто-то удалил, а потому, что он далеко (не у вас на компьютере). В нашем случае удалённый репозиторий находится на сайте GitHub. По своей структуре, удалённый репозиторий - это точно такой же репозиторий, как у вас на компьютере. Он так же хранит коммиты. Команда push посылает коммиты из вашего локального репозитория в удалённый, а pull наоборот - забирает новые коммиты из удалённого репозитория в ваш локальный. Откуда в удалённом репозитории взялись новые коммиты? Их туда запушили другие сотрудники.</text:span></text:p>
      <text:p text:style-name="P2">Писать каждый раз “удалённый репозиторий” слишком долго. В Git удалённый репозиторий называют origin. Такова традиция. Дальше мы для краткости будем использовать термин “origin” вместо термина “удалённый репозитори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20:50.177000000</dc:date>
    <meta:editing-duration>PT26S</meta:editing-duration>
    <meta:editing-cycles>2</meta:editing-cycles>
    <meta:document-statistic meta:table-count="0" meta:image-count="0" meta:object-count="0" meta:page-count="2" meta:paragraph-count="20" meta:word-count="769" meta:character-count="5070" meta:non-whitespace-character-count="4325"/>
  </office:meta>
</office:document-meta>
</file>